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Times New Roman1" svg:font-family="'Times New Roman', 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944cm" style:rel-column-width="14768*"/>
    </style:style>
    <style:style style:name="Таблица2.B" style:family="table-column">
      <style:table-column-properties style:column-width="13.557cm" style:rel-column-width="50767*"/>
    </style:style>
    <style:style style:name="Таблица2.A1" style:family="table-cell">
      <style:table-cell-properties fo:padding-left="0cm" fo:padding-right="0cm" fo:padding-top="0.101cm" fo:padding-bottom="0.101cm" fo:border="none"/>
    </style:style>
    <style:style style:name="Таблица2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text-properties fo:color="#c0c0c0" fo:font-size="8pt" style:font-size-asian="8pt" style:font-size-complex="8pt"/>
    </style:style>
    <style:style style:name="P9" style:family="paragraph" style:parent-style-name="Footer">
      <style:text-properties fo:font-size="5pt" style:font-size-asian="5pt" style:font-size-complex="5pt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393939" style:font-name="Arial" fo:font-size="5pt" fo:letter-spacing="normal" fo:font-style="normal" fo:font-weight="normal" style:font-size-asian="5pt" style:font-size-complex="5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P14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5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Arial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ru" fo:country="RU" style:font-size-asian="8pt" style:font-size-complex="8pt"/>
    </style:style>
    <style:style style:name="T8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9" style:family="text">
      <style:text-properties fo:color="#000000" style:text-outline="false" style:text-line-through-style="none" fo:font-size="11pt" fo:letter-spacing="normal" fo:language="en" fo:country="US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97498728" text:id="ct97498728">
          <text:insertion>
            <office:change-info>
              <dc:creator>&lt;анонимный&gt;</dc:creator>
              <dc:date>2013-06-21T18:36:00</dc:date>
            </office:change-info>
          </text:insertion>
        </text:changed-region>
        <text:changed-region xml:id="ct97499248" text:id="ct97499248">
          <text:insertion>
            <office:change-info>
              <dc:creator>&lt;анонимный&gt;</dc:creator>
              <dc:date>2013-06-21T18:37:00</dc:date>
            </office:change-info>
          </text:insertion>
        </text:changed-region>
        <text:changed-region xml:id="ct277133592" text:id="ct277133592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77133696" text:id="ct277133696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77133904" text:id="ct277133904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  <text:changed-region xml:id="ct277134008" text:id="ct277134008">
          <text:insertion>
            <office:change-info>
              <dc:creator>&lt;анонимный&gt;</dc:creator>
              <dc:date>2013-09-19T19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Пациент:</text:p>
          </table:table-cell>
          <table:table-cell table:style-name="Таблица2.A1" office:value-type="string">
            <text:p text:style-name="P5"><text:change-start text:change-id="ct97498728"/><text:span text:style-name="T8">getFullName</text:span>('patientName', data['documents'][0])<text:change-end text:change-id="ct97498728"/></text:p>
          </table:table-cell>
        </table:table-row>
        <table:table-row>
          <table:table-cell table:style-name="Таблица2.A2" office:value-type="string">
            <text:p text:style-name="P3">История болезни №:</text:p>
          </table:table-cell>
          <table:table-cell table:style-name="Таблица2.A2" office:value-type="string">
            <text:p text:style-name="P5"><text:change-start text:change-id="ct97499248"/>getData('appealNumber', data['documents'][0])<text:change-end text:change-id="ct97499248"/></text:p>
          </table:table-cell>
        </table:table-row>
      </table:table>
      <text:p text:style-name="P1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<text:span text:style-name="T2"><office:annotation><dc:creator>&lt;анонимный&gt;</dc:creator><dc:date>2013-06-21T18:26:11.53</dc:date><text:p text:style-name="P18"><text:span text:style-name="T12">do table for document in data['documents']</text:span></text:p></office:annotation></text:span><text:change-start text:change-id="ct277133592"/><text:span text:style-name="T2">getData('name', document)</text:span><text:change-end text:change-id="ct277133592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5"><text:span text:style-name="T7">Дата и время:  </text:span><text:change-start text:change-id="ct277133696"/><text:span text:style-name="T6">getData('endDate', document)</text:span><text:change-end text:change-id="ct277133696"/></text:p>
                </table:table-cell>
              </table:table-row>
            </table:table>
            <text:p text:style-name="P16"/>
            <text:p text:style-name="P13"><office:annotation><dc:creator>Fedor Kurilov</dc:creator><dc:date>2013-09-18T18:25:41.53</dc:date><text:p text:style-name="P18"><text:span text:style-name="T18">do text for attr in document['attributes']</text:span></text:p><text:p text:style-name="P18"><text:span text:style-name="T18">from xhtml('&lt;p&gt;&lt;b&gt;'+attr['name']+':&lt;/b&gt; '+attr['value']+'&lt;/p&gt;')</text:span></text:p></office:annotation>attrs</text:p>
            <text:p text:style-name="P13"/>
            <text:p text:style-name="P14">Врач: <text:span text:style-name="T2">(</text:span><text:span text:style-name="T2"><text:conditional-text text:condition="ooow:true" text:string-value-if-true="getSpecsOrPost(document)" text:string-value-if-false="">getSpecsOrPost(document)</text:conditional-text></text:span>): <text:span text:style-name="T5">____________________ / </text:span><text:change-start text:change-id="ct277133904"/><text:span text:style-name="T3">getData('doctorName', document)</text:span><text:change-end text:change-id="ct277133904"/></text:p>
            <text:p text:style-name="P14"/>
            <text:p text:style-name="P13"><text:span text:style-name="T10"><office:annotation><dc:creator>&lt;анонимный&gt;</dc:creator><dc:date>2013-09-19T18:33:06.54</dc:date><text:p text:style-name="P18"><text:span text:style-name="T13">do text if (</text:span><text:span text:style-name="T14">getData('flatCode', </text:span><text:span text:style-name="T15">document</text:span><text:span text:style-name="T14">) != 'dutyDoctor' and <text:s/></text:span><text:span text:style-name="T16">getData('doctorPost.c</text:span><text:span text:style-name="T17">ode</text:span><text:span text:style-name="T16">', </text:span><text:span text:style-name="T17">document</text:span><text:span text:style-name="T16">) == '3115')</text:span></text:p></office:annotation></text:span><text:span text:style-name="T10">Лечащий врач: </text:span><text:span text:style-name="T11">____________________ / </text:span><text:change-start text:change-id="ct277134008"/><text:span text:style-name="T3">getFullName('execPerson.name', </text:span><text:span text:style-name="T9">document</text:span><text:span text:style-name="T3">)</text:span><text:change-end text:change-id="ct277134008"/></text:p>
            <text:p text:style-name="P10"><text:span text:style-name="T10"><office:annotation><dc:creator>&lt;анонимный&gt;</dc:creator><dc:date>2013-09-19T19:12:34.54</dc:date><text:p><text:span text:style-name="T13">do text if (</text:span><text:span text:style-name="T14">getData('flatCode', </text:span><text:span text:style-name="T15">document</text:span><text:span text:style-name="T14">) == 'dutyDoctor' and <text:s/>getData('doctorPost.c</text:span><text:span text:style-name="T15">ode</text:span><text:span text:style-name="T14">', </text:span><text:span text:style-name="T15">document</text:span><text:span text:style-name="T14">) == '3115')</text:span></text:p></office:annotation></text:span><text:span text:style-name="T10">Дежурный врач:  ____________________ / </text:span></text:p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Times New Roman1" svg:font-family="'Times New Roman', 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5.833cm" style:rel-column-width="21845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97498832" text:id="ct97498832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97498936" text:id="ct97498936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97499040" text:id="ct97499040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  <text:changed-region xml:id="ct97499144" text:id="ct97499144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97498832"/><text:span text:style-name="MT2">getData('patientId', </text:span><text:span text:style-name="MT3">data['documents'][0]</text:span><text:span text:style-name="MT2">)</text:span><text:change-end text:change-id="ct97498832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:</text:span> <text:change-start text:change-id="ct97498936"/><text:span text:style-name="MT2">getData('appealId', </text:span><text:span text:style-name="MT3">data['documents'][0]</text:span><text:span text:style-name="MT2">)</text:span><text:change-end text:change-id="ct97498936"/></text:p>
            </table:table-cell>
          </table:table-row>
          <table:table-row>
            <table:table-cell table:style-name="Таблица4.A2" office:value-type="string">
              <text:p text:style-name="MP4"><text:change-start text:change-id="ct97499040"/>getData('patientId', data['documents'][0])<text:change-end text:change-id="ct97499040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97499144"/>getData('appealId', data['documents'][0])<text:change-end text:change-id="ct97499144"/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M27S</meta:editing-duration>
    <meta:editing-cycles>122</meta:editing-cycles>
    <meta:generator>OpenOffice/4.0.0$Win32 OpenOffice.org_project/400m3$Build-9702</meta:generator>
    <dc:date>2013-10-17T18:40:02.97</dc:date>
    <dc:creator>Fedor Kurilov</dc:creator>
    <meta:document-statistic meta:table-count="4" meta:image-count="0" meta:object-count="0" meta:page-count="1" meta:paragraph-count="14" meta:word-count="48" meta:character-count="595"/>
    <meta:user-defined meta:name="Info 1"/>
    <meta:user-defined meta:name="Info 2"/>
    <meta:user-defined meta:name="Info 3"/>
    <meta:user-defined meta:name="Info 4"/>
  </office:meta>
</office:document-meta>
</file>